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ómina_de_Empleados,_CNCCDL,_2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ombre</text:p>
          </table:table-cell>
          <table:table-cell office:value-type="string" table:style-name="ce1">
            <text:p>Departamento</text:p>
          </table:table-cell>
          <table:table-cell office:value-type="string" table:style-name="ce1">
            <text:p>FunciÃ³n</text:p>
          </table:table-cell>
          <table:table-cell office:value-type="string" table:style-name="ce1">
            <text:p>Tipo_NÃ³mina</text:p>
          </table:table-cell>
          <table:table-cell office:value-type="string" table:style-name="ce1">
            <text:p>Sueldo_Bruto</text:p>
          </table:table-cell>
          <table:table-cell office:value-type="string" table:style-name="ce1">
            <text:p>Mes</text:p>
          </table:table-cell>
          <table:table-cell office:value-type="string" table:style-name="ce1">
            <text:p>AÃ±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Carlos Nina Hidalg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2500" table:style-name="ce1">
            <text:p>225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osotis Batista MartÃ­n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<text:s/>Relaciones PÃºblica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a Josefina Pimentel Bea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1500" table:style-name="ce1">
            <text:p>115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amny MarÃ­a Mendez Feliz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Apoyo <text:s/>Dpto. de Comunicaciones</text:p>
          </table:table-cell>
          <table:table-cell office:value-type="string" table:style-name="ce1">
            <text:p>Contrat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Carlos Nina Hidalg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2500" table:style-name="ce1">
            <text:p>225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osotis Batista MartÃ­n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<text:s/>Relaciones PÃƒÂºblica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a Josefina Pimentel Bea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1500" table:style-name="ce1">
            <text:p>115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amny MarÃ­a Mendez Feliz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Apoyo <text:s/>Dpto. de Comunicaciones</text:p>
          </table:table-cell>
          <table:table-cell office:value-type="string" table:style-name="ce1">
            <text:p>Contrat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Contratad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FEBRER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Carlos Nina Hidalg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2500" table:style-name="ce1">
            <text:p>225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osotis Batista MartÃ­n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<text:s/>Relaciones PÃƒÂºblica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a Josefina Pimentel Bea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1500" table:style-name="ce1">
            <text:p>115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amny MarÃ­a Mendez Feliz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Apoyo <text:s/>Dpto. de Comunicaciones</text:p>
          </table:table-cell>
          <table:table-cell office:value-type="string" table:style-name="ce1">
            <text:p>Contrat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Contratad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an Manuel Pimentel PeÃ±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Contratad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mpras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Carlos Nina Hidalg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2500" table:style-name="ce1">
            <text:p>225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osotis Batista MartÃ­n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<text:s/>Relaciones PÃƒÂºblica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a Josefina Pimentel Bea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1500" table:style-name="ce1">
            <text:p>115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amny MarÃ­a Mendez Feliz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Apoyo <text:s/>Dpto. de Comunicaciones</text:p>
          </table:table-cell>
          <table:table-cell office:value-type="string" table:style-name="ce1">
            <text:p>Contrat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Contratad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an Manuel Pimentel PeÃ±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Contratad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mpras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Carlos Nina Hidalg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2500" table:style-name="ce1">
            <text:p>225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osotis Batista MartÃ­n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<text:s/>Relaciones PÃƒÂºblica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a Josefina Pimentel Bea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1500" table:style-name="ce1">
            <text:p>115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amny MarÃ­a Mendez Feliz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Apoyo <text:s/>Dpto. de Comunicaciones</text:p>
          </table:table-cell>
          <table:table-cell office:value-type="string" table:style-name="ce1">
            <text:p>Contrat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Contratad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an Manuel Pimentel PeÃ±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Contratad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mpras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Y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Carlos Nina Hidalg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2500" table:style-name="ce1">
            <text:p>225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osotis Batista MartÃ­n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<text:s/>Relaciones PÃƒÂºblica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a Josefina Pimentel Bea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1500" table:style-name="ce1">
            <text:p>115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iamny MarÃ­a Mendez Feliz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Apoyo <text:s/>Dpto. de Comunicaciones</text:p>
          </table:table-cell>
          <table:table-cell office:value-type="string" table:style-name="ce1">
            <text:p>Contrat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Contratad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an Manuel Pimentel PeÃ±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Contratad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mpras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Carlos Nina Hidalg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2500" table:style-name="ce1">
            <text:p>225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osotis Batista MartÃ­n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<text:s/>Relaciones PÃƒÂºblica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a Josefina Pimentel Bea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1500" table:style-name="ce1">
            <text:p>115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Contratad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an Manuel Pimentel PeÃ±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Contratad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mpras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LI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Carlos Nina Hidalg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2500" table:style-name="ce1">
            <text:p>225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osotis Batista MartÃ­n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<text:s/>Relaciones PÃƒÂºblica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a Josefina Pimentel Bea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1500" table:style-name="ce1">
            <text:p>115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Contratad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an Manuel Pimentel PeÃ±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Contratad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mpras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GOSTO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Carlos Nina Hidalg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2500" table:style-name="ce1">
            <text:p>225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osotis Batista MartÃ­n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<text:s/>Relaciones PÃƒÂºblica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rla Josefina Pimentel Bea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1500" table:style-name="ce1">
            <text:p>115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mpras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SEPT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en Josefina Hedeman Llubere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EducaciÃ³n y AdaptaciÃ³n</text:p>
          </table:table-cell>
          <table:table-cell office:value-type="string" table:style-name="ce1">
            <text:p>Personal Fijo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athalie Magdalena GÃ³mez Tavera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I</text:p>
          </table:table-cell>
          <table:table-cell office:value-type="string" table:style-name="ce1">
            <text:p>Personal Fijo</text:p>
          </table:table-cell>
          <table:table-cell office:value-type="float" office:value="13333.33" table:style-name="ce1">
            <text:p>13333.33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1500" table:style-name="ce1">
            <text:p>315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onimo Martinez M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OCTU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rnesto Reyna AlcÃ¡nta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Personal Fijo</text:p>
          </table:table-cell>
          <table:table-cell office:value-type="float" office:value="225000" table:style-name="ce1">
            <text:p>22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Director Administrativo Financiero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Personal Fijo</text:p>
          </table:table-cell>
          <table:table-cell office:value-type="float" office:value="27500" table:style-name="ce1">
            <text:p>275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Personal Fijo</text:p>
          </table:table-cell>
          <table:table-cell office:value-type="float" office:value="31500" table:style-name="ce1">
            <text:p>315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Mirope Payano Ullo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DirecciÃ³n Administrativa y Financiera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CompensaciÃ³n Seguridad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eury JosÃ© SaldiÃ±a Ãlvarez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Auxiliar de Compras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dro Antonio Coss Sanz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Ã­ctor Rafael de JesÃºs ViÃ±as NicolÃ¡s</text:p>
          </table:table-cell>
          <table:table-cell office:value-type="string" table:style-name="ce1">
            <text:p>Coordinador y Ases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135000" table:style-name="ce1">
            <text:p>13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Ã©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Ã©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1500" table:style-name="ce1">
            <text:p>315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uson B. PÃ©rez PeÃ±a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Reyes Polanco</text:p>
          </table:table-cell>
          <table:table-cell office:value-type="string" table:style-name="ce1">
            <text:p>Enc. De Segur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2000" table:style-name="ce1">
            <text:p>12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eury JosÃ© SaldiÃ±a Alvar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Abad GuzmÃ¡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dro Antonio Coss Sanz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19" table:style-name="ce1">
            <text:p>2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75000" table:style-name="ce1">
            <text:p>175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u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Ã©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Ã©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1500" table:style-name="ce1">
            <text:p>315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uardo Luis Morillo de la Cru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5200" table:style-name="ce1">
            <text:p>52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Lorenzo SaviÃ±o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vier Alberto Villar Ramo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eison Aquino Ba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CooperaciÃ³n Interna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dro Antonio Coss Sanz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u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Ã©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Ã©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van Francisco Taveras MartÃ­nez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Ã³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Lorenzo SaviÃ±o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vier Alberto Villar Ramo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eison Aquino BÃ¡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car Florian Medin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CooperaciÃ³n Internacional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Ã¡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dro Antonio Coss Sanz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van Francisco Taveras MartÃ­nez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Lorenzo SaviÃ±o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vier Alberto Villar Ramo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eison Aquino Ba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car Florian Medin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CooperaciÃ³n Internacional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dro Antonio Coss Sanz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van Francisco Taveras MartÃ­nez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Lorenzo SaviÃ±o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vier Alberto Villar Ramo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eison Aquino Ba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car Florian Medin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CooperaciÃ³n Internacional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dro Antonio Coss Sanz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van Francisco Taveras MartÃ­nez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Lorenzo SaviÃ±o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vier Alberto Villar Ramo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eison Aquino Ba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car Florian Medin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CooperaciÃ³n Internacional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dro Antonio Coss Sanz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niffer Hanna Collado</text:p>
          </table:table-cell>
          <table:table-cell office:value-type="string" table:style-name="ce1">
            <text:p>Enc.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van Francisco Taveras MartÃ­nez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Lorenzo SaviÃ±o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vier Alberto Villar Ramo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eison Aquino Ba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car Florian Medin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CooperaciÃ³n Internacional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dro Antonio Coss Sanz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van Francisco Taveras MartÃ­nez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lagros Josefina Minervino Maldonado</text:p>
          </table:table-cell>
          <table:table-cell office:value-type="string" table:style-name="ce1">
            <text:p>Gestor de Redes Soci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imis Roja NÃƒÂºÃ±ez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Lorenzo SaviÃ±o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vier Alberto Villar Ramo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eison Aquino Ba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car Florian Medin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CooperaciÃ³n Internacional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edro Antonio Coss Sanz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lias Beriguete PeÃ±a</text:p>
          </table:table-cell>
          <table:table-cell office:value-type="string" table:style-name="ce1">
            <text:p>Asesor TÃ©cn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JULI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Ã©rgito PeÃ±a Acosta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MoisÃ©s Ãlvarez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lange Janet del Consuelo de la Cruz Matos</text:p>
          </table:table-cell>
          <table:table-cell office:value-type="string" table:style-name="ce1">
            <text:p>Encargad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van Francisco Taveras MartÃ­nez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lagros Josefina Minervino Maldonado</text:p>
          </table:table-cell>
          <table:table-cell office:value-type="string" table:style-name="ce1">
            <text:p>Gestor de Redes Soci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Lorenzo SaviÃ±o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vier Alberto Villar Ramo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eison Aquino Ba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car Florian Medin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CooperaciÃ³n Internacional<text:s/>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ttala Virginia de la Mota Izquiel</text:p>
          </table:table-cell>
          <table:table-cell office:value-type="string" table:style-name="ce1">
            <text:p>Analista en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Contrat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lias Beriguete PeÃ±a</text:p>
          </table:table-cell>
          <table:table-cell office:value-type="string" table:style-name="ce1">
            <text:p>Asesor TÃ©cn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ntratado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AGOSTO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mÃ³n Antonio Salazar JimÃ©n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Ã³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car Florian Medin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6666.67" table:style-name="ce1">
            <text:p>6666.67</text:p>
          </table:table-cell>
          <table:table-cell office:value-type="string" table:style-name="ce1">
            <text:p>SEPT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rio Geraldo Kelly de los Santos</text:p>
          </table:table-cell>
          <table:table-cell office:value-type="string" table:style-name="ce1">
            <text:p>Asesor JurÃ­d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u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Ãº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Ã¡n</text:p>
          </table:table-cell>
          <table:table-cell office:value-type="string" table:style-name="ce1">
            <text:p>TÃ©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Ã©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Ã­gu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Ãº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 en la GestiÃ³n<text:s/></text:p>
          </table:table-cell>
          <table:table-cell office:value-type="string" table:style-name="ce1">
            <text:p><text:s/>DivisiÃ³n de PlanificaciÃ³n y Desarrollo<text:s/></text:p>
          </table:table-cell>
          <table:table-cell office:value-type="string" table:style-name="ce1">
            <text:p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text:s/>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rio Geraldo Kelly de los Santos</text:p>
          </table:table-cell>
          <table:table-cell office:value-type="string" table:style-name="ce1">
            <text:p>Asesor JurÃ­d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text:s/>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mpensaciÃ³n Seguridad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CompensaciÃ³n Seguridad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d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ilin Danilo Matos Guzman</text:p>
          </table:table-cell>
          <table:table-cell office:value-type="string" table:style-name="ce1">
            <text:p>Encargado de Segur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CompensaciÃ³n Seguridad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Contratad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 en la GestiÃ³n<text:s/></text:p>
          </table:table-cell>
          <table:table-cell office:value-type="string" table:style-name="ce1">
            <text:p><text:s/>DivisiÃ³n de PlanificaciÃ³n y Desarrollo<text:s/></text:p>
          </table:table-cell>
          <table:table-cell office:value-type="string" table:style-name="ce1">
            <text:p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Encargada de la DivisiÃ³n de Comunicaciones</text:p>
          </table:table-cell>
          <table:table-cell office:value-type="string" table:style-name="ce1">
            <text:p><text:s/>DivisiÃ³n de Comunicaciones<text:s/></text:p>
          </table:table-cell>
          <table:table-cell office:value-type="string" table:style-name="ce1">
            <text:p>Contratad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NOV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rio Geraldo Kelly de los Santos</text:p>
          </table:table-cell>
          <table:table-cell office:value-type="string" table:style-name="ce1">
            <text:p>Asesor JurÃ­d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d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ilin Danilo Matos Guzman</text:p>
          </table:table-cell>
          <table:table-cell office:value-type="string" table:style-name="ce1">
            <text:p>Encargado de Segur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ntratad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 en la GestiÃ³n<text:s/></text:p>
          </table:table-cell>
          <table:table-cell office:value-type="string" table:style-name="ce1">
            <text:p><text:s/>DivisiÃ³n de PlanificaciÃ³n y Desarrollo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Encargada de la DivisiÃ³n de Comunicaciones</text:p>
          </table:table-cell>
          <table:table-cell office:value-type="string" table:style-name="ce1">
            <text:p><text:s/>DivisiÃ³n de Comunicaciones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DICIEMBRE</text:p>
          </table:table-cell>
          <table:table-cell office:value-type="float" office:value="2020" table:style-name="ce1">
            <text:p>202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rio Geraldo Kelly de los Santos</text:p>
          </table:table-cell>
          <table:table-cell office:value-type="string" table:style-name="ce1">
            <text:p>Asesor JurÃ­d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d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ilin Danilo Matos Guzman</text:p>
          </table:table-cell>
          <table:table-cell office:value-type="string" table:style-name="ce1">
            <text:p>Encargado de Segur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uxiliar de Compras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ntratad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 en la GestiÃ³n<text:s/></text:p>
          </table:table-cell>
          <table:table-cell office:value-type="string" table:style-name="ce1">
            <text:p><text:s/>DivisiÃ³n de PlanificaciÃ³n y Desarrollo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Encargada de la DivisiÃ³n de Comunicaciones</text:p>
          </table:table-cell>
          <table:table-cell office:value-type="string" table:style-name="ce1">
            <text:p><text:s/>DivisiÃ³n de Comunicaciones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EN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sistente Ejecu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TÃ©cnico l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Enc. Departamento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u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nalista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scar Danilo Cisnero Peralta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666.67" table:style-name="ce1">
            <text:p>4666.67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ilin Danilo Matos Guzman</text:p>
          </table:table-cell>
          <table:table-cell office:value-type="string" table:style-name="ce1">
            <text:p>Encargado de Segur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ntratad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 en la GestiÃ³n<text:s/>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Encargada de la DivisiÃ³n de Comunicaciones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FEBRER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25000" table:style-name="ce1">
            <text:p>12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sistente Ejecu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Asesora TÃ©cnic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u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sesora de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6500" table:style-name="ce1">
            <text:p>365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6500" table:style-name="ce1">
            <text:p>165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us Manuel Polanco Tolentin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00" table:style-name="ce1">
            <text:p>6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TÃ©cnico en <text:s/>Compras y Contratacion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ntratad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 en la GestiÃ³n de la DivisiÃ³n de PlanificaciÃ³n y Desarrollo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sistente Ejecu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Asesora TÃ©cnic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u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sesora de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±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CompensaciÃ³n Seguridad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TÃ©cnico en <text:s/>Compras y Contratacion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ntratad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 en la GestiÃ³n de la DivisiÃ³n de PlanificaciÃ³n y Desarrollo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e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<text:s/>DirecciÃ³n TÃ©cnic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ABRIL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sistente Ejecu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Asesora TÃ©cnic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500" table:style-name="ce1">
            <text:p>605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u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sesora de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Asesora de MitigaciÃ³n del Cambio ClimÃ¡t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±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TÃ©cnico en <text:s/>Compras y Contratacion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ntratad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 en la GestiÃ³n de la DivisiÃ³n de PlanificaciÃ³n y Desarrollo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e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<text:s/>DirecciÃ³n TÃ©cnic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Soporte Mesa de Ayuda (Help Desk)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Departamenta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sistente Ejecu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Asesora TÃ©cnica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pto.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Enc. Div.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argada Dpto. Financiero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500" table:style-name="ce1">
            <text:p>605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sistente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Auxiliar Servicios General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Asesora de Proyect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Tecnico l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de Justo</text:p>
          </table:table-cell>
          <table:table-cell office:value-type="string" table:style-name="ce1">
            <text:p>Asesora de MitigaciÃ³n del Cambio ClimÃ¡t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Personal Fijo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3000" table:style-name="ce1">
            <text:p>23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uxiliar de Relaciones PÃƒÂºbl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o l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6250" table:style-name="ce1">
            <text:p>2625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Personal Fij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ia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±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Personal Fij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TÃ©cnico en <text:s/>Compras y Contrataciones</text:p>
          </table:table-cell>
          <table:table-cell office:value-type="string" table:style-name="ce1">
            <text:p>DirecciÃ³n Administrativa y Financiera</text:p>
          </table:table-cell>
          <table:table-cell office:value-type="string" table:style-name="ce1">
            <text:p><text:s/>Contratado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 en la GestiÃ³n de la DivisiÃ³n de PlanificaciÃ³n y Desarrollo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e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<text:s/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Soporte Mesa de Ayuda (Help Desk)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<text:s/>Contrat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text:s/></text:p>
          </table:table-cell>
          <table:table-cell office:value-type="string" table:style-name="ce1">
            <text:p>Vicepresidente Ejecutivo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Libre Nombramiento y RemociÃ³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vano Ulloa<text:s/></text:p>
          </table:table-cell>
          <table:table-cell office:value-type="string" table:style-name="ce1">
            <text:p>Auxiliar Administrativ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 bel Arias Ravelo<text:s/>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Ã³n<text:s/></text:p>
          </table:table-cell>
          <table:table-cell office:value-type="string" table:style-name="ce1">
            <text:p>Coordinador Despacho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text:s/></text:p>
          </table:table-cell>
          <table:table-cell office:value-type="string" table:style-name="ce1">
            <text:p>Asesor en Relaciones Interinstitucionales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Ã­guez<text:s/></text:p>
          </table:table-cell>
          <table:table-cell office:value-type="string" table:style-name="ce1">
            <text:p>Asesor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Ã­rez<text:s/></text:p>
          </table:table-cell>
          <table:table-cell office:value-type="string" table:style-name="ce1">
            <text:p>TÃ©cnico en InformÃ¡tic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text:s/>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text:s/></text:p>
          </table:table-cell>
          <table:table-cell office:value-type="string" table:style-name="ce1">
            <text:p>Soporte Helo Desk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text:s/></text:p>
          </table:table-cell>
          <table:table-cell office:value-type="string" table:style-name="ce1">
            <text:p>Coordinadora de NÃ³min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text:s/></text:p>
          </table:table-cell>
          <table:table-cell office:value-type="string" table:style-name="ce1">
            <text:p>Ene. DivisiÃ³n Recursos Humanos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text:s/>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text:s/>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text:s/>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text:s/>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v de Jesus MuÃ±oz Gil<text:s/></text:p>
          </table:table-cell>
          <table:table-cell office:value-type="string" table:style-name="ce1">
            <text:p>Asesora de Proyectos de Cambio ClimÃ¡tic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text:s/>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o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v Marlene de LeÃ³n GuzmÃ¡n<text:s/></text:p>
          </table:table-cell>
          <table:table-cell office:value-type="string" table:style-name="ce1">
            <text:p>Analista de Comunicaciones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text:s/></text:p>
          </table:table-cell>
          <table:table-cell office:value-type="string" table:style-name="ce1">
            <text:p>Auxiliar Administrativ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Ãºs JimÃ©nez DurÃ¡n<text:s/></text:p>
          </table:table-cell>
          <table:table-cell office:value-type="string" table:style-name="ce1">
            <text:p>Asesor de Desarrollo e ImplementaciÃ³n del Sistema de Transparencia ClimÃ¡tic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text:s/></text:p>
          </table:table-cell>
          <table:table-cell office:value-type="string" table:style-name="ce1">
            <text:p>Asesora CientÃ­fic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text:s/></text:p>
          </table:table-cell>
          <table:table-cell office:value-type="string" table:style-name="ce1">
            <text:p>Ene. Departamento Transparencia ClimÃ¡tica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Ã­a RodrÃ­guez<text:s/></text:p>
          </table:table-cell>
          <table:table-cell office:value-type="string" table:style-name="ce1">
            <text:p>Ene. DivisiÃ³n de PlanificaciÃ³n y Desarroll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<text:s/></text:p>
          </table:table-cell>
          <table:table-cell office:value-type="string" table:style-name="ce1">
            <text:p>DiseÃ±ador grÃ¡fic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text:s/></text:p>
          </table:table-cell>
          <table:table-cell office:value-type="string" table:style-name="ce1">
            <text:p>Directora Administrativ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text:s/>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text:s/></text:p>
          </table:table-cell>
          <table:table-cell office:value-type="string" table:style-name="ce1">
            <text:p>Recepcionist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Ã¡ndez</text:p>
          </table:table-cell>
          <table:table-cell office:value-type="string" table:style-name="ce1">
            <text:p>Analista de Compras y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srrael de la Cruz Feliz<text:s/></text:p>
          </table:table-cell>
          <table:table-cell office:value-type="string" table:style-name="ce1">
            <text:p>Mensajer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text:s/></text:p>
          </table:table-cell>
          <table:table-cell office:value-type="string" table:style-name="ce1">
            <text:p>Auxiliar Administrativ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text:s/></text:p>
          </table:table-cell>
          <table:table-cell office:value-type="string" table:style-name="ce1">
            <text:p>Mensajer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text:s/></text:p>
          </table:table-cell>
          <table:table-cell office:value-type="string" table:style-name="ce1">
            <text:p>Ene. Depto. Administrativ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ves Ozuna<text:s/>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text:s/>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text:s/></text:p>
          </table:table-cell>
          <table:table-cell office:value-type="string" table:style-name="ce1">
            <text:p>Supervisora de mayordomÃ­a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Ã© Manuel Alboleda SaviÃ±Ã³n<text:s/></text:p>
          </table:table-cell>
          <table:table-cell office:value-type="string" table:style-name="ce1">
            <text:p>Supervisor de Mantenimient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Ã©s Figueroa Soriano<text:s/></text:p>
          </table:table-cell>
          <table:table-cell office:value-type="string" table:style-name="ce1">
            <text:p>Ene. De Servicios Generales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text:s/></text:p>
          </table:table-cell>
          <table:table-cell office:value-type="string" table:style-name="ce1">
            <text:p>Analista Financier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text:s/></text:p>
          </table:table-cell>
          <table:table-cell office:value-type="string" table:style-name="ce1">
            <text:p>Auxiliar de Contabilidad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ial<text:s/></text:p>
          </table:table-cell>
          <table:table-cell office:value-type="string" table:style-name="ce1">
            <text:p>Ene. DivisiÃ³n Financier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text:s/></text:p>
          </table:table-cell>
          <table:table-cell office:value-type="string" table:style-name="ce1">
            <text:p>Contador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text:s/></text:p>
          </table:table-cell>
          <table:table-cell office:value-type="string" table:style-name="ce1">
            <text:p>Analista de Presuouest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text:s/></text:p>
          </table:table-cell>
          <table:table-cell office:value-type="string" table:style-name="ce1">
            <text:p>Director Deoartamental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vs Michelle Cruz Frias<text:s/>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text:s/></text:p>
          </table:table-cell>
          <table:table-cell office:value-type="string" table:style-name="ce1">
            <text:p>Secretaria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text:s/></text:p>
          </table:table-cell>
          <table:table-cell office:value-type="string" table:style-name="ce1">
            <text:p>Analista de Mitig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v Paola RodrÃ­guez GuzmÃ¡n<text:s/></text:p>
          </table:table-cell>
          <table:table-cell office:value-type="string" table:style-name="ce1">
            <text:p>Analista de Mitig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Ã¡ntara Aquino<text:s/></text:p>
          </table:table-cell>
          <table:table-cell office:value-type="string" table:style-name="ce1">
            <text:p>Ene. Deoto. De Mitig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Ã¡lez<text:s/></text:p>
          </table:table-cell>
          <table:table-cell office:value-type="string" table:style-name="ce1">
            <text:p>Analista de Adapt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esalÃ­a Duval Marmolejos<text:s/></text:p>
          </table:table-cell>
          <table:table-cell office:value-type="string" table:style-name="ce1">
            <text:p>Ene. Depto. De Adapt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text:s/></text:p>
          </table:table-cell>
          <table:table-cell office:value-type="string" table:style-name="ce1">
            <text:p>Analista de AdaptaciÃ³n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Ãngel Alberto LÃ³pez Soriano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ar D'Aliza Bueno Mendoza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AGOSTO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text:s/></text:p>
          </table:table-cell>
          <table:table-cell office:value-type="string" table:style-name="ce1">
            <text:p>Vicepresidente Ejecutivo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Libre Nombramiento lv RemociÃ³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vano Ulloa<text:s/></text:p>
          </table:table-cell>
          <table:table-cell office:value-type="string" table:style-name="ce1">
            <text:p>Auxiliar Administrativ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 bel Arias Ravelo<text:s/>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Ã³n<text:s/></text:p>
          </table:table-cell>
          <table:table-cell office:value-type="string" table:style-name="ce1">
            <text:p>Coordinador Despacho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text:s/></text:p>
          </table:table-cell>
          <table:table-cell office:value-type="string" table:style-name="ce1">
            <text:p>Asesor en Relaciones Interinstitucionales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Ã­guez<text:s/></text:p>
          </table:table-cell>
          <table:table-cell office:value-type="string" table:style-name="ce1">
            <text:p>Asesor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Ã­rez<text:s/></text:p>
          </table:table-cell>
          <table:table-cell office:value-type="string" table:style-name="ce1">
            <text:p>TÃ©cnico en InformÃ¡tic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text:s/>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text:s/></text:p>
          </table:table-cell>
          <table:table-cell office:value-type="string" table:style-name="ce1">
            <text:p>Soporte Helo Desk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text:s/></text:p>
          </table:table-cell>
          <table:table-cell office:value-type="string" table:style-name="ce1">
            <text:p>Coordinadora de NÃ³min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text:s/></text:p>
          </table:table-cell>
          <table:table-cell office:value-type="string" table:style-name="ce1">
            <text:p>Ene. DivisiÃ³n Recursos Humanos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text:s/>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text:s/>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text:s/>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text:s/>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v de Jesus MuÃ±oz Gil<text:s/></text:p>
          </table:table-cell>
          <table:table-cell office:value-type="string" table:style-name="ce1">
            <text:p>Asesora de Proyectos de Cambio ClimÃ¡tic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text:s/>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o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v Marlene de LeÃ³n GuzmÃ¡n<text:s/></text:p>
          </table:table-cell>
          <table:table-cell office:value-type="string" table:style-name="ce1">
            <text:p>Analista de Comunicaciones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text:s/></text:p>
          </table:table-cell>
          <table:table-cell office:value-type="string" table:style-name="ce1">
            <text:p>Auxiliar Administrativ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Ãºs JimÃ©nez DurÃ¡n<text:s/></text:p>
          </table:table-cell>
          <table:table-cell office:value-type="string" table:style-name="ce1">
            <text:p>Asesor de Desarrollo e ImplementaciÃ³n del Sistema de Transparencia ClimÃ¡tic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text:s/></text:p>
          </table:table-cell>
          <table:table-cell office:value-type="string" table:style-name="ce1">
            <text:p>Asesora CientÃ­fic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text:s/></text:p>
          </table:table-cell>
          <table:table-cell office:value-type="string" table:style-name="ce1">
            <text:p>Ene. Departamento Transparencia ClimÃ¡tica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Ã­a RodrÃ­guez<text:s/></text:p>
          </table:table-cell>
          <table:table-cell office:value-type="string" table:style-name="ce1">
            <text:p>Ene. DivisiÃ³n de PlanificaciÃ³n y Desarroll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<text:s/></text:p>
          </table:table-cell>
          <table:table-cell office:value-type="string" table:style-name="ce1">
            <text:p>DiseÃ±ador grÃ¡fic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text:s/></text:p>
          </table:table-cell>
          <table:table-cell office:value-type="string" table:style-name="ce1">
            <text:p>Directora Administrativ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text:s/>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text:s/></text:p>
          </table:table-cell>
          <table:table-cell office:value-type="string" table:style-name="ce1">
            <text:p>Recepcionist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Ã¡ndez</text:p>
          </table:table-cell>
          <table:table-cell office:value-type="string" table:style-name="ce1">
            <text:p>Analista de Compras y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srrael de la Cruz Feliz<text:s/></text:p>
          </table:table-cell>
          <table:table-cell office:value-type="string" table:style-name="ce1">
            <text:p>Mensajer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text:s/></text:p>
          </table:table-cell>
          <table:table-cell office:value-type="string" table:style-name="ce1">
            <text:p>Auxiliar Administrativ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text:s/></text:p>
          </table:table-cell>
          <table:table-cell office:value-type="string" table:style-name="ce1">
            <text:p>Mensajer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text:s/></text:p>
          </table:table-cell>
          <table:table-cell office:value-type="string" table:style-name="ce1">
            <text:p>Ene. Depto. Administrativ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ves Ozuna<text:s/>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text:s/>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text:s/></text:p>
          </table:table-cell>
          <table:table-cell office:value-type="string" table:style-name="ce1">
            <text:p>Supervisora de mayordomÃ­a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Ã© Manuel Alboleda SaviÃ±Ã³n<text:s/></text:p>
          </table:table-cell>
          <table:table-cell office:value-type="string" table:style-name="ce1">
            <text:p>Supervisor de Mantenimient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Ã©s Figueroa Soriano<text:s/></text:p>
          </table:table-cell>
          <table:table-cell office:value-type="string" table:style-name="ce1">
            <text:p>Ene. De Servicios Generales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text:s/></text:p>
          </table:table-cell>
          <table:table-cell office:value-type="string" table:style-name="ce1">
            <text:p>Analista Financier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text:s/></text:p>
          </table:table-cell>
          <table:table-cell office:value-type="string" table:style-name="ce1">
            <text:p>Auxiliar de Contabilidad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ial<text:s/></text:p>
          </table:table-cell>
          <table:table-cell office:value-type="string" table:style-name="ce1">
            <text:p>Ene. DivisiÃ³n Financier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text:s/></text:p>
          </table:table-cell>
          <table:table-cell office:value-type="string" table:style-name="ce1">
            <text:p>Contador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text:s/></text:p>
          </table:table-cell>
          <table:table-cell office:value-type="string" table:style-name="ce1">
            <text:p>Analista de Presupuest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text:s/></text:p>
          </table:table-cell>
          <table:table-cell office:value-type="string" table:style-name="ce1">
            <text:p>Director Departamental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vs Michelle Cruz Frias<text:s/>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text:s/></text:p>
          </table:table-cell>
          <table:table-cell office:value-type="string" table:style-name="ce1">
            <text:p>Secretaria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text:s/></text:p>
          </table:table-cell>
          <table:table-cell office:value-type="string" table:style-name="ce1">
            <text:p>Analista de Mitig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v Paola RodrÃ­guez GuzmÃ¡n<text:s/></text:p>
          </table:table-cell>
          <table:table-cell office:value-type="string" table:style-name="ce1">
            <text:p>Analista de Mitig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Ã¡ntara Aquino<text:s/></text:p>
          </table:table-cell>
          <table:table-cell office:value-type="string" table:style-name="ce1">
            <text:p>Ene. Depto. De Mitig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Ã¡lez<text:s/></text:p>
          </table:table-cell>
          <table:table-cell office:value-type="string" table:style-name="ce1">
            <text:p>Analista de Adapt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esalÃ­a Duval Marmolejos<text:s/></text:p>
          </table:table-cell>
          <table:table-cell office:value-type="string" table:style-name="ce1">
            <text:p>Ene. Depto. De Adapt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text:s/></text:p>
          </table:table-cell>
          <table:table-cell office:value-type="string" table:style-name="ce1">
            <text:p>Analista de AdaptaciÃ³n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Ãngel Alberto LÃ³pez Soriano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ar D'Aliza Bueno Mendoza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SEPT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text:s/></text:p>
          </table:table-cell>
          <table:table-cell office:value-type="string" table:style-name="ce1">
            <text:p>Vicepresidente Ejecutivo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Libre Nombramiento lv RemociÃ³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vano Ulloa<text:s/></text:p>
          </table:table-cell>
          <table:table-cell office:value-type="string" table:style-name="ce1">
            <text:p>Auxiliar Administrativ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 bel Arias Ravelo<text:s/>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Ã³n<text:s/></text:p>
          </table:table-cell>
          <table:table-cell office:value-type="string" table:style-name="ce1">
            <text:p>Coordinador Despacho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text:s/></text:p>
          </table:table-cell>
          <table:table-cell office:value-type="string" table:style-name="ce1">
            <text:p>Asesor en Relaciones Interinstitucionales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Ã­guez<text:s/></text:p>
          </table:table-cell>
          <table:table-cell office:value-type="string" table:style-name="ce1">
            <text:p>Asesor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Ã­rez<text:s/></text:p>
          </table:table-cell>
          <table:table-cell office:value-type="string" table:style-name="ce1">
            <text:p>TÃ©cnico en InformÃ¡tic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text:s/>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text:s/></text:p>
          </table:table-cell>
          <table:table-cell office:value-type="string" table:style-name="ce1">
            <text:p>Soporte Helo Desk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text:s/></text:p>
          </table:table-cell>
          <table:table-cell office:value-type="string" table:style-name="ce1">
            <text:p>Coordinadora de NÃ³min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text:s/></text:p>
          </table:table-cell>
          <table:table-cell office:value-type="string" table:style-name="ce1">
            <text:p>Ene. DivisiÃ³n Recursos Humanos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text:s/>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text:s/>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text:s/>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text:s/>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v de Jesus MuÃ±oz Gil<text:s/></text:p>
          </table:table-cell>
          <table:table-cell office:value-type="string" table:style-name="ce1">
            <text:p>Asesora de Proyectos de Cambio ClimÃ¡tic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text:s/>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v Marlene de LeÃ³n GuzmÃ¡n<text:s/></text:p>
          </table:table-cell>
          <table:table-cell office:value-type="string" table:style-name="ce1">
            <text:p>Analista de Comunicaciones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text:s/></text:p>
          </table:table-cell>
          <table:table-cell office:value-type="string" table:style-name="ce1">
            <text:p>Auxiliar Administrativ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Ãºs JimÃ©nez DurÃ¡n<text:s/></text:p>
          </table:table-cell>
          <table:table-cell office:value-type="string" table:style-name="ce1">
            <text:p>Asesor de Desarrollo e ImplementaciÃ³n del Sistema de Transparencia ClimÃ¡tic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Ã©rez<text:s/></text:p>
          </table:table-cell>
          <table:table-cell office:value-type="string" table:style-name="ce1">
            <text:p>Asesora CientÃ­fica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text:s/></text:p>
          </table:table-cell>
          <table:table-cell office:value-type="string" table:style-name="ce1">
            <text:p>Ene. Departamento Transparencia ClimÃ¡tica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Ã­a RodrÃ­guez<text:s/></text:p>
          </table:table-cell>
          <table:table-cell office:value-type="string" table:style-name="ce1">
            <text:p>Ene. DivisiÃ³n de PlanificaciÃ³n y Desarroll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<text:s/></text:p>
          </table:table-cell>
          <table:table-cell office:value-type="string" table:style-name="ce1">
            <text:p>DiseÃ±ador grÃ¡fico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text:s/></text:p>
          </table:table-cell>
          <table:table-cell office:value-type="string" table:style-name="ce1">
            <text:p>Directora Administrativ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text:s/>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text:s/></text:p>
          </table:table-cell>
          <table:table-cell office:value-type="string" table:style-name="ce1">
            <text:p>Recepcionist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Ã¡ndez</text:p>
          </table:table-cell>
          <table:table-cell office:value-type="string" table:style-name="ce1">
            <text:p>Analista de Compras y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srrael de la Cruz Feliz<text:s/></text:p>
          </table:table-cell>
          <table:table-cell office:value-type="string" table:style-name="ce1">
            <text:p>Mensajer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text:s/></text:p>
          </table:table-cell>
          <table:table-cell office:value-type="string" table:style-name="ce1">
            <text:p>Auxiliar Administrativ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text:s/></text:p>
          </table:table-cell>
          <table:table-cell office:value-type="string" table:style-name="ce1">
            <text:p>Mensajer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text:s/></text:p>
          </table:table-cell>
          <table:table-cell office:value-type="string" table:style-name="ce1">
            <text:p>Ene. Depto. Administrativ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ves Ozuna<text:s/>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text:s/></text:p>
          </table:table-cell>
          <table:table-cell office:value-type="string" table:style-name="ce1">
            <text:p>ChÃ³fer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text:s/></text:p>
          </table:table-cell>
          <table:table-cell office:value-type="string" table:style-name="ce1">
            <text:p>Supervisora de mayordomÃ­a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Ã© Manuel Alboleda SaviÃ±Ã³n<text:s/></text:p>
          </table:table-cell>
          <table:table-cell office:value-type="string" table:style-name="ce1">
            <text:p>Supervisor de Mantenimient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Ã©s Figueroa Soriano<text:s/></text:p>
          </table:table-cell>
          <table:table-cell office:value-type="string" table:style-name="ce1">
            <text:p>Ene. De Servicios Generales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text:s/></text:p>
          </table:table-cell>
          <table:table-cell office:value-type="string" table:style-name="ce1">
            <text:p>Analista Financier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text:s/></text:p>
          </table:table-cell>
          <table:table-cell office:value-type="string" table:style-name="ce1">
            <text:p>Auxiliar de Contabilidad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ial<text:s/></text:p>
          </table:table-cell>
          <table:table-cell office:value-type="string" table:style-name="ce1">
            <text:p>Ene. DivisiÃ³n Financier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text:s/></text:p>
          </table:table-cell>
          <table:table-cell office:value-type="string" table:style-name="ce1">
            <text:p>Contadora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text:s/></text:p>
          </table:table-cell>
          <table:table-cell office:value-type="string" table:style-name="ce1">
            <text:p>Analista de Presupuesto<text:s/></text:p>
          </table:table-cell>
          <table:table-cell office:value-type="string" table:style-name="ce1">
            <text:p>DirecciÃ³n Adm. y Financiera<text:s/></text:p>
          </table:table-cell>
          <table:table-cell office:value-type="string" table:style-name="ce1">
            <text:p>Designad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text:s/></text:p>
          </table:table-cell>
          <table:table-cell office:value-type="string" table:style-name="ce1">
            <text:p>Director Departamental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vs Michelle Cruz Frias<text:s/>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text:s/></text:p>
          </table:table-cell>
          <table:table-cell office:value-type="string" table:style-name="ce1">
            <text:p>Secretaria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text:s/></text:p>
          </table:table-cell>
          <table:table-cell office:value-type="string" table:style-name="ce1">
            <text:p>Analista de Mitig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v Paola RodrÃ­guez GuzmÃ¡n<text:s/></text:p>
          </table:table-cell>
          <table:table-cell office:value-type="string" table:style-name="ce1">
            <text:p>Analista de Mitig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Ã¡ntara Aquino<text:s/></text:p>
          </table:table-cell>
          <table:table-cell office:value-type="string" table:style-name="ce1">
            <text:p>Ene. Depto. De Mitig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Ã¡lez<text:s/></text:p>
          </table:table-cell>
          <table:table-cell office:value-type="string" table:style-name="ce1">
            <text:p>Analista de Adapt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esalÃ­a Duval Marmolejos<text:s/></text:p>
          </table:table-cell>
          <table:table-cell office:value-type="string" table:style-name="ce1">
            <text:p>Ene. Depto. De AdaptaciÃ³n<text:s/></text:p>
          </table:table-cell>
          <table:table-cell office:value-type="string" table:style-name="ce1">
            <text:p>DirecciÃ³n TÃ©cnica<text:s/></text:p>
          </table:table-cell>
          <table:table-cell office:value-type="string" table:style-name="ce1">
            <text:p>Designado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text:s/></text:p>
          </table:table-cell>
          <table:table-cell office:value-type="string" table:style-name="ce1">
            <text:p>Analista de AdaptaciÃ³n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Ãngel Alberto LÃ³pez Soriano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ar D'Aliza Bueno Mendoza<text:s/></text:p>
          </table:table-cell>
          <table:table-cell office:value-type="string" table:style-name="ce1">
            <text:p>Seguridad Militar<text:s/></text:p>
          </table:table-cell>
          <table:table-cell office:value-type="string" table:style-name="ce1">
            <text:p>Vicepresidencia Ejecutiva<text:s/>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OCTU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Ã³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Ã³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Ã¡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Ã­rez</text:p>
          </table:table-cell>
          <table:table-cell office:value-type="string" table:style-name="ce1">
            <text:p>TÃ©cnico en Infor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Ãºs JimÃ©nez DurÃ¡n</text:p>
          </table:table-cell>
          <table:table-cell office:value-type="string" table:style-name="ce1">
            <text:p>Asesor de Desarrollo e ImplementaciÃ³n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Ã©rez</text:p>
          </table:table-cell>
          <table:table-cell office:value-type="string" table:style-name="ce1">
            <text:p>Asesora CientÃ­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Asesor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sr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Coordinadora de NÃ³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Ã­guez</text:p>
          </table:table-cell>
          <table:table-cell office:value-type="string" table:style-name="ce1">
            <text:p>Asesora de PlaneaciÃ³n EstratÃ©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Enc. De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±ador GrÃ¡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Ã¡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 la DivisiÃ³n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±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Ã©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ivisiÃ³n Financiera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Ã³n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pto.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Ã¡lez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Enc. Depto.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text:s/>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NOV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Ã³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Ã³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Ã¡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Ã­rez</text:p>
          </table:table-cell>
          <table:table-cell office:value-type="string" table:style-name="ce1">
            <text:p>TÃ©cnico en Infor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Ãºs JimÃ©nez DurÃ¡n</text:p>
          </table:table-cell>
          <table:table-cell office:value-type="string" table:style-name="ce1">
            <text:p>Asesor de Desarrollo e ImplementaciÃ³n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Ã©rez</text:p>
          </table:table-cell>
          <table:table-cell office:value-type="string" table:style-name="ce1">
            <text:p>Asesora CientÃ­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Asesor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sr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Coordinadora de NÃ³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Ã­guez</text:p>
          </table:table-cell>
          <table:table-cell office:value-type="string" table:style-name="ce1">
            <text:p>Asesora de PlaneaciÃ³n EstratÃ©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Enc. De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±ador GrÃ¡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Ã¡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 la DivisiÃ³n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±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Ã©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ivisiÃ³n Financiera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Ã³n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pto.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Ã¡lez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Enc. Depto.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text:s/>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DICIEMBRE</text:p>
          </table:table-cell>
          <table:table-cell office:value-type="float" office:value="2021" table:style-name="ce1">
            <text:p>2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Ã³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Ã³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Ã¡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Ã­rez</text:p>
          </table:table-cell>
          <table:table-cell office:value-type="string" table:style-name="ce1">
            <text:p>TÃ©cnico en Infor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Ãºs JimÃ©nez DurÃ¡n</text:p>
          </table:table-cell>
          <table:table-cell office:value-type="string" table:style-name="ce1">
            <text:p>Asesor de Desarrollo e ImplementaciÃ³n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Ã©rez</text:p>
          </table:table-cell>
          <table:table-cell office:value-type="string" table:style-name="ce1">
            <text:p>Asesora CientÃ­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Asesor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sr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Coordinadora de NÃ³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Ã­guez</text:p>
          </table:table-cell>
          <table:table-cell office:value-type="string" table:style-name="ce1">
            <text:p>Asesora de PlaneaciÃ³n EstratÃ©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Enc. De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text:s/>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±ador GrÃ¡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Ã¡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 la DivisiÃ³n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±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Ã©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<text:s/>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ivisiÃ³n Financiera<text:s/>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Ã³n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Libre Nombramiento y RemociÃ³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text:s/>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pto.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Ã¡lez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Enc. Depto.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text:s/>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EN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Libre Nombramiento y RemociÃ³n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Ã³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Ã¡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Ã­rez</text:p>
          </table:table-cell>
          <table:table-cell office:value-type="string" table:style-name="ce1">
            <text:p>TÃ©cnico en Infor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Ãºs JimÃ©nez DurÃ¡n</text:p>
          </table:table-cell>
          <table:table-cell office:value-type="string" table:style-name="ce1">
            <text:p>Asesor de Desarrollo e ImplementaciÃ³n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Ã©rez</text:p>
          </table:table-cell>
          <table:table-cell office:value-type="string" table:style-name="ce1">
            <text:p>Asesora CientÃ­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Asesor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Ã­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sr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Coordinadora de NÃ³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Ã­guez</text:p>
          </table:table-cell>
          <table:table-cell office:value-type="string" table:style-name="ce1">
            <text:p>Asesora de PlaneaciÃ³n EstratÃ©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Enc. De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Ã‚Â 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±ador GrÃ¡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Libre Nombramiento y RemociÃ³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Ã¡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 la DivisiÃ³n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±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Ã©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Ã‚Â 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ivisiÃ³n Financiera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Ã³n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Temporero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Libre Nombramiento y RemociÃ³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Ã‚Â 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Ã‚Â 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an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pto.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Ã¡lez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Enc. Depto.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Ã‚Â 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FEBRER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Libre Nombramiento y RemociÃ³n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Ã³n</text:p>
          </table:table-cell>
          <table:table-cell office:value-type="string" table:style-name="ce1">
            <text:p>Coordinador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en Relaciones Interin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Ã­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Ã¡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Ã­rez</text:p>
          </table:table-cell>
          <table:table-cell office:value-type="string" table:style-name="ce1">
            <text:p>TÃ©cnico en Infor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Ãºs JimÃ©nez DurÃ¡n</text:p>
          </table:table-cell>
          <table:table-cell office:value-type="string" table:style-name="ce1">
            <text:p>Asesor de Desarrollo e ImplementaciÃ³n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Ã©rez</text:p>
          </table:table-cell>
          <table:table-cell office:value-type="string" table:style-name="ce1">
            <text:p>Asesora CientÃ­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Ã­a de los Ãngeles Pineda Tejeda</text:p>
          </table:table-cell>
          <table:table-cell office:value-type="string" table:style-name="ce1">
            <text:p>Responsable de Of. De Acceso a la InformaciÃ³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Ã³n de la Cruz</text:p>
          </table:table-cell>
          <table:table-cell office:value-type="string" table:style-name="ce1">
            <text:p>Asesor de Transparencia ClimÃ¡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Ã­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Ã­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sr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Ã­guez LÃ³pez</text:p>
          </table:table-cell>
          <table:table-cell office:value-type="string" table:style-name="ce1">
            <text:p>Coordinadora de NÃ³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Ã¡nzar</text:p>
          </table:table-cell>
          <table:table-cell office:value-type="string" table:style-name="ce1">
            <text:p>Enc. DivisiÃ³n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Ã­guez</text:p>
          </table:table-cell>
          <table:table-cell office:value-type="string" table:style-name="ce1">
            <text:p>Asesora de PlaneaciÃ³n EstratÃ©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±oz Gil</text:p>
          </table:table-cell>
          <table:table-cell office:value-type="string" table:style-name="ce1">
            <text:p>Enc. De PlanificaciÃ³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n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Ã‚Â </text:p>
          </table:table-cell>
          <table:table-cell office:value-type="string" table:style-name="ce1">
            <text:p>FotÃ³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Ã³n GuzmÃ¡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±ador GrÃ¡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Ã­n Rojas Clet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Ã­a Abreu Lantigua</text:p>
          </table:table-cell>
          <table:table-cell office:value-type="string" table:style-name="ce1">
            <text:p>Directora Administrativa Financiera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Libre Nombramiento y RemociÃ³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Ã³n de JesÃºs Pereyra</text:p>
          </table:table-cell>
          <table:table-cell office:value-type="string" table:style-name="ce1">
            <text:p>Asistente Administrativa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Ã¡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±a HernÃ¡ndez</text:p>
          </table:table-cell>
          <table:table-cell office:value-type="string" table:style-name="ce1">
            <text:p>Enc. De la DivisiÃ³n Administrativ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±a RodrÃ­guez</text:p>
          </table:table-cell>
          <table:table-cell office:value-type="string" table:style-name="ce1">
            <text:p>Supervisor MayordomÃ­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±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Ã©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Ã¡nÃ‚Â 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Ã­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ivisiÃ³n FinancieraÃ‚Â 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Ã³n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Temporero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Ã©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Ã­guez MartÃ­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ecciÃ³n Adm.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Ã­rez Risk</text:p>
          </table:table-cell>
          <table:table-cell office:value-type="string" table:style-name="ce1">
            <text:p>Director TÃ©cnico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Libre Nombramiento y RemociÃ³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Ã‚Â 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Ã‚Â 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Ã­guez GuzmÃ¡n</text:p>
          </table:table-cell>
          <table:table-cell office:value-type="string" table:style-name="ce1">
            <text:p>Analista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pto. De Mitig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Ã¡lez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Ã­a Duval Marmolejos</text:p>
          </table:table-cell>
          <table:table-cell office:value-type="string" table:style-name="ce1">
            <text:p>Enc. Depto.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Ã³n</text:p>
          </table:table-cell>
          <table:table-cell office:value-type="string" table:style-name="ce1">
            <text:p>DirecciÃ³n TÃ©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¡ndez HernÃ¡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Ã³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 de la Cruz Mercedes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MARZ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LIBRE NOMBRAMIENTO Y REMOCION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I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ASESORA DE PLANEACION ESTRATE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ENC.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/text:p>
          </table:table-cell>
          <table:table-cell office:value-type="string" table:style-name="ce1">
            <text:p>FOTO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LIN ROJAS CLET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LIBRE NOMBRAMIENTO Y REMOCIO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‘A HERNÃNDEZ</text:p>
          </table:table-cell>
          <table:table-cell office:value-type="string" table:style-name="ce1">
            <text:p>ENC. DE LA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ESKA LUCIA PEÃ‘A RODRIGUEZ</text:p>
          </table:table-cell>
          <table:table-cell office:value-type="string" table:style-name="ce1">
            <text:p>SUPERVISOR DE MAYORDOMI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‘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AN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TEMPORERO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LIBRE NOMBRAMIENTO Y REMOCIO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IGUEZ GUZMAN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NDEZ HERNÃ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ABRIL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I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A VIRGINIA NIN ARIAS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ASESORA DE PLANEACION ESTRATE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ENC.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/text:p>
          </table:table-cell>
          <table:table-cell office:value-type="string" table:style-name="ce1">
            <text:p>FOTO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‘A HERNÃNDEZ</text:p>
          </table:table-cell>
          <table:table-cell office:value-type="string" table:style-name="ce1">
            <text:p>ENC. DE LA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‘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AN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7500" table:style-name="ce1">
            <text:p>175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IGUEZ GUZMAN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ÃNDEZ HERNÃ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MAY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LIBRE NOMBRAMIENTO Y REMOCION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I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ASESORA DE PLANEACION ESTRATE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ENC.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/text:p>
          </table:table-cell>
          <table:table-cell office:value-type="string" table:style-name="ce1">
            <text:p>FOTO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LIBRE NOMBRAMIENTO Y REMOCIO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‘A HERNANDEZ</text:p>
          </table:table-cell>
          <table:table-cell office:value-type="string" table:style-name="ce1">
            <text:p>ENC. DE LA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‘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17500" table:style-name="ce1">
            <text:p>175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AN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TEMPORERO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LIBRE NOMBRAMIENTO Y REMOCIO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IGUEZ GUZMAN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Ã“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Ã“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ANDEZ HERNA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LIBRE NOMBRAMIENTO Y REMOCION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I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ASESORA DE PLANEACION ESTRATE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ENC.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/text:p>
          </table:table-cell>
          <table:table-cell office:value-type="string" table:style-name="ce1">
            <text:p>FOTO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LIBRE NOMBRAMIENTO Y REMOCIO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‘A HERNANDEZ</text:p>
          </table:table-cell>
          <table:table-cell office:value-type="string" table:style-name="ce1">
            <text:p>ENC. DE LA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‘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17500" table:style-name="ce1">
            <text:p>175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ELLA FREDESVINDA SANTANA ROMAN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TEMPORERO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LIBRE NOMBRAMIENTO Y REMOCIO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IGUEZ GUZMAN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ANDEZ HERNA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I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ASESORA DE PLANEACION ESTRATE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ENC.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/text:p>
          </table:table-cell>
          <table:table-cell office:value-type="string" table:style-name="ce1">
            <text:p>FOTO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‘A HERNANDEZ</text:p>
          </table:table-cell>
          <table:table-cell office:value-type="string" table:style-name="ce1">
            <text:p>ENC. DE LA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‘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7500" table:style-name="ce1">
            <text:p>175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IGUEZ GUZMAN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ANDEZ HERNA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GOSTO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LIBRE NOMBRAMIENTO Y REMOCION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I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ASESORA DE PLANEACION ESTRATE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ENC.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/text:p>
          </table:table-cell>
          <table:table-cell office:value-type="string" table:style-name="ce1">
            <text:p>FOTO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LIBRE NOMBRAMIENTO Y REMOCIO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‘A HERNANDEZ</text:p>
          </table:table-cell>
          <table:table-cell office:value-type="string" table:style-name="ce1">
            <text:p>ENC. DE LA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‘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17500" table:style-name="ce1">
            <text:p>175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TEMPORERO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LIBRE NOMBRAMIENTO Y REMOCIO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IGUEZ GUZMAN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ANDEZ HERNA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EPT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I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ASESORA DE PLANEACION ESTRATEG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ENC.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/text:p>
          </table:table-cell>
          <table:table-cell office:value-type="string" table:style-name="ce1">
            <text:p>FOTO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LUTARCO MANUEL UREÃ‘A HERNANDEZ</text:p>
          </table:table-cell>
          <table:table-cell office:value-type="string" table:style-name="ce1">
            <text:p>ENC. DE LA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‘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7500" table:style-name="ce1">
            <text:p>175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ASESO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10000" table:style-name="ce1">
            <text:p>11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IGUEZ GUZMAN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NIELA VIRGINIA SIFONTES GONZALEZ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CIANO HERNANDEZ HERNANDEZ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MANUEL MIRANDA CEPIN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OCTU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BERT LOUIS MICHEL MATHIEU MARTINIE GARCIA</text:p>
          </table:table-cell>
          <table:table-cell office:value-type="string" table:style-name="ce1">
            <text:p>ASIST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ENC. DE LA DIVISION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ASES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/text:p>
          </table:table-cell>
          <table:table-cell office:value-type="string" table:style-name="ce1">
            <text:p>FOTO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LMACEN Y SUMINIST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 MANUEL ALBOLEDA SAVIÃ‘ON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1733.32" table:style-name="ce1">
            <text:p>1733.32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ASESO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51333.24" table:style-name="ce1">
            <text:p>51333.24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63253.279999999999" table:style-name="ce1">
            <text:p>63253.28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ANALISTA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IGUEZ GUZMAN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ARTURO ADAMES RUBI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5500" table:style-name="ce1">
            <text:p>55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NOV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ILCA COMPERE MYRTIL</text:p>
          </table:table-cell>
          <table:table-cell office:value-type="string" table:style-name="ce1">
            <text:p>VIGILANTE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ENC. DE LA DIVISION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ASES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AEL EDUARDO CEPEDA DE LOS SANTOS</text:p>
          </table:table-cell>
          <table:table-cell office:value-type="string" table:style-name="ce1">
            <text:p>FOTOGRAF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LMACEN Y SUMINIST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TECNICO DE CONTROL DE BIE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S REYES OZUNA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NTONIO MATEO VALER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RIANA VILLAFAÃ‘A DE JESU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8600" table:style-name="ce1">
            <text:p>1186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ELY PAOLA RODRIGUEZ GUZMAN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INA SAMANTA MATEO ABREU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DICIEMBRE</text:p>
          </table:table-cell>
          <table:table-cell office:value-type="float" office:value="2022" table:style-name="ce1">
            <text:p>20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ILCA COMPERE MYRTIL</text:p>
          </table:table-cell>
          <table:table-cell office:value-type="string" table:style-name="ce1">
            <text:p>VIGILANTE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CRISTINA BURGOS VALERI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ENC. DE LA DIVISION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ASES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LMACEN Y SUMINIST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TECNICO DE CONTROL DE BIE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NTONIO MATEO VALER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RIANA VILLAFAÃ‘A DE JESU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8600" table:style-name="ce1">
            <text:p>1186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LKYS MICHELLE CRUZ FRIA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INA SAMANTA MATEO ABREU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TEMPORER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EN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ILCA COMPERE MYRTIL</text:p>
          </table:table-cell>
          <table:table-cell office:value-type="string" table:style-name="ce1">
            <text:p>VIGILANTE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ENC. DE LA DIVISION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ASES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LMACEN Y SUMINIST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TECNICO DE CONTROL DE BIE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NTONIO MATEO VALER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RIANA VILLAFAÃ‘A DE JESU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8600" table:style-name="ce1">
            <text:p>1186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INA SAMANTA MATEO ABREU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TEMPORER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FEBRER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ILCA COMPERE MYRTIL</text:p>
          </table:table-cell>
          <table:table-cell office:value-type="string" table:style-name="ce1">
            <text:p>VIGILANTE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MANUEL RICARDO PERDOMO RUIZ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ENC. DE LA DIVISION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ASES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LMACEN Y SUMINIST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TECNICO DE CONTROL DE BIE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NTONIO MATEO VALER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RIANA VILLAFAÃ‘A DE JESU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8600" table:style-name="ce1">
            <text:p>1186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INA SAMANTA MATEO ABREU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TEMPORER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RZ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MIROPE PAYANO ULLOA</text:p>
          </table:table-cell>
          <table:table-cell office:value-type="string" table:style-name="ce1">
            <text:p>AUXILIAR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ILCA COMPERE MYRTIL</text:p>
          </table:table-cell>
          <table:table-cell office:value-type="string" table:style-name="ce1">
            <text:p>VIGILANTE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MANUEL RICARDO PERDOMO RUIZ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ENC. DE LA DIVISION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ASES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LMACEN Y SUMINIST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TECNICO DE CONTROL DE BIE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NTONIO MATEO VALER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RIANA VILLAFAÃ‘A DE JESU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8600" table:style-name="ce1">
            <text:p>1186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INA SAMANTA MATEO ABREU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ABRIL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ILCA COMPERE MYRTIL</text:p>
          </table:table-cell>
          <table:table-cell office:value-type="string" table:style-name="ce1">
            <text:p>VIGILANTE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MANUEL RICARDO PERDOMO RUIZ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ENC. DE LA DIVISION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ASES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LMACEN Y SUMINIST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TECNICO DE CONTROL DE BIE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NTONIO MATEO VALER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RIANA VILLAFAÃ‘A DE JESU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FINA ALTAGRACIA NAMIAS TEJADA</text:p>
          </table:table-cell>
          <table:table-cell office:value-type="string" table:style-name="ce1">
            <text:p>AUXILIAR DE CONTABILIDAD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3625" table:style-name="ce1">
            <text:p>23625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8600" table:style-name="ce1">
            <text:p>1186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INA SAMANTA MATEO ABREU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OR D'ALIZA BUENO MENDOZ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MAY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VIGILANTE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ILCA COMPERE MYRTIL</text:p>
          </table:table-cell>
          <table:table-cell office:value-type="string" table:style-name="ce1">
            <text:p>VIGILANTE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MANUEL RICARDO PERDOMO RUIZ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IA JOSEFINA PINEDA PER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ENC. DE LA DIVISION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LIAN YSABEL MEDINA CUEVAS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Ã‘OZ GIL</text:p>
          </table:table-cell>
          <table:table-cell office:value-type="string" table:style-name="ce1">
            <text:p>ASES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LMACEN Y SUMINIST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TECNICO DE CONTROL DE BIE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NTONIO MATEO VALER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RIANA VILLAFAÃ‘A DE JESU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SAHEL ALEXANDER CASTILLO RAMIRE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EZEQUIEL PATROCINO ABREU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O<text:s/>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TEMPORERO<text:s/></text:p>
          </table:table-cell>
          <table:table-cell office:value-type="float" office:value="118600" table:style-name="ce1">
            <text:p>1186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<text:s/>DESIGNADA<text:s/>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LIBRE NOMBRAMIENTO Y REMOCION<text:s/>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O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MELA MERCEDES ABREU TORIBIO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DESIGNAD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INA SAMANTA MATEO ABREU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GESTORA DE PROTOCO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Ã‘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NA DEL ROSARIO</text:p>
          </table:table-cell>
          <table:table-cell office:value-type="string" table:style-name="ce1">
            <text:p>FOTOGRAF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A<text:s/>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A<text:s/>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FRANCISCO BENTZ BRITO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TEMPORERO<text:s/>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<text:s/>DESIGNADO<text:s/>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N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XIMILIANO RABELAIS PUIG MILLER</text:p>
          </table:table-cell>
          <table:table-cell office:value-type="string" table:style-name="ce1">
            <text:p>VICEPRESIDENTE EJECU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LIBRE NOMBRAMIENTO Y REMOCION</text:p>
          </table:table-cell>
          <table:table-cell office:value-type="float" office:value="250000" table:style-name="ce1">
            <text:p>25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 JOEL APONTE COLON</text:p>
          </table:table-cell>
          <table:table-cell office:value-type="string" table:style-name="ce1">
            <text:p>COORDINADOR DEL DESPACH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DRIGO FINCHEIRA PALIZA</text:p>
          </table:table-cell>
          <table:table-cell office:value-type="string" table:style-name="ce1">
            <text:p>ASESOR DE RELACIONES INTERINSTITU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LEJANDRO MERCEDES RODRIGUEZ</text:p>
          </table:table-cell>
          <table:table-cell office:value-type="string" table:style-name="ce1">
            <text:p>ASESOR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MILDA ALTAGRACIA PUJOLS PUJOLS</text:p>
          </table:table-cell>
          <table:table-cell office:value-type="string" table:style-name="ce1">
            <text:p>ANALISTA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RA VICTORIA GONZALEZ TRONCOSO</text:p>
          </table:table-cell>
          <table:table-cell office:value-type="string" table:style-name="ce1">
            <text:p>ASESORA DE RELACIONES INTERNACIONAL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 JUNIOR SILVERIO RAMIREZ</text:p>
          </table:table-cell>
          <table:table-cell office:value-type="string" table:style-name="ce1">
            <text:p>TECNICO EN INFOR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NIA MARLENIS CID PEREZ</text:p>
          </table:table-cell>
          <table:table-cell office:value-type="string" table:style-name="ce1">
            <text:p>ASESORA CIENTIF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DESTO LAUREANO GERVACIO</text:p>
          </table:table-cell>
          <table:table-cell office:value-type="string" table:style-name="ce1">
            <text:p>VIGILANTE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ESAR MIGUEL ESCOTO SALCEDO</text:p>
          </table:table-cell>
          <table:table-cell office:value-type="string" table:style-name="ce1">
            <text:p>ASESOR LEG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0" table:style-name="ce1">
            <text:p>10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ESTEBAN CASTILLO</text:p>
          </table:table-cell>
          <table:table-cell office:value-type="string" table:style-name="ce1">
            <text:p>PORTER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ILCA COMPERE MYRTIL</text:p>
          </table:table-cell>
          <table:table-cell office:value-type="string" table:style-name="ce1">
            <text:p>VIGILANTE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MMANUEL RICARDO PERDOMO RUIZ</text:p>
          </table:table-cell>
          <table:table-cell office:value-type="string" table:style-name="ce1">
            <text:p>AUXILIAR ADMINISTRATIV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IA JOSEFINA PINEDA PEREZ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DE LOS ANGELES PINEDA TEJEDA</text:p>
          </table:table-cell>
          <table:table-cell office:value-type="string" table:style-name="ce1">
            <text:p>RESPONSABLE DE OFICINA DE ACCESO A LA INFORMAC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PABLO DE MOLA RODRIGUEZ</text:p>
          </table:table-cell>
          <table:table-cell office:value-type="string" table:style-name="ce1">
            <text:p>SOPORTE HELP DESK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A DEL CARMEN LANTIGUA FIGUEROA</text:p>
          </table:table-cell>
          <table:table-cell office:value-type="string" table:style-name="ce1">
            <text:p>ANALISTA DE RECU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TRICIA JOSEFINA RODRIGUE DE PAYANO</text:p>
          </table:table-cell>
          <table:table-cell office:value-type="string" table:style-name="ce1">
            <text:p>COORDINADORA DE NOMIN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LIN ESPINOSA ALMANZAR</text:p>
          </table:table-cell>
          <table:table-cell office:value-type="string" table:style-name="ce1">
            <text:p>ENC. DE LA DIVISION DE RECUSRSOS HUMANO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H NERETH REYNA TORRES</text:p>
          </table:table-cell>
          <table:table-cell office:value-type="string" table:style-name="ce1">
            <text:p>SECRETARI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A MAGDALENA GARCIA RODRIGUEZ</text:p>
          </table:table-cell>
          <table:table-cell office:value-type="string" table:style-name="ce1">
            <text:p>ENC. DE LA DIVISION DE PLANIFICACION Y DESARROL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LIAN YSABEL MEDINA CUEVAS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ANNA SOLANGI CASTILLO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HNDERY DE JESUS MUÑOZ GIL</text:p>
          </table:table-cell>
          <table:table-cell office:value-type="string" table:style-name="ce1">
            <text:p>ASESOR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115000" table:style-name="ce1">
            <text:p>11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IAM DOLORES VILLALONA CASTILLO</text:p>
          </table:table-cell>
          <table:table-cell office:value-type="string" table:style-name="ce1">
            <text:p>ANALISTA DE DESARROLLO INSTITUCIONAL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AMEL OJEDA ABREU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RALISSA DIAZ LANGUASCO</text:p>
          </table:table-cell>
          <table:table-cell office:value-type="string" table:style-name="ce1">
            <text:p>ANALISTA DE CALIDAD EN LA GESTION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MARIA ABREU LANTIGUA</text:p>
          </table:table-cell>
          <table:table-cell office:value-type="string" table:style-name="ce1">
            <text:p>DIRECTORA ADMINISTRATIVA Y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LIBRE NOMBRAMIENTO Y REMOCIO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A DEL CORAZON DE JESUS PEREYRA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IELA ALBERTO</text:p>
          </table:table-cell>
          <table:table-cell office:value-type="string" table:style-name="ce1">
            <text:p>RECEPCIONIST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MARGARET ROSADO FERNANDEZ</text:p>
          </table:table-cell>
          <table:table-cell office:value-type="string" table:style-name="ce1">
            <text:p>ANALISTA DE COMPRAS Y CONTRATACIO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RRAEL DE LA CRUZ FELIZ</text:p>
          </table:table-cell>
          <table:table-cell office:value-type="string" table:style-name="ce1">
            <text:p>MENSAJE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OLA TORRES CASTILLO</text:p>
          </table:table-cell>
          <table:table-cell office:value-type="string" table:style-name="ce1">
            <text:p>AUXILIAR ALMACEN Y SUMINISTR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IDIO MORILLO MORILLO</text:p>
          </table:table-cell>
          <table:table-cell office:value-type="string" table:style-name="ce1">
            <text:p>TECNICO DE CONTROL DE BIEN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LIO TOLENTINO PORTORREAL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INA DE LOS SANTOS DE LOS SANT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NUEL ANDRES FIGUEROA SORIANO</text:p>
          </table:table-cell>
          <table:table-cell office:value-type="string" table:style-name="ce1">
            <text:p>ENC. DE SERVICIOS GENERALES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INA FERNANDA FLORENTINO FELI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LIN DANIS OGANDO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UMBERTO ANTONIO GUZMAN GARCIA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IS ANTONIO MATEO VALERIO</text:p>
          </table:table-cell>
          <table:table-cell office:value-type="string" table:style-name="ce1">
            <text:p>CHOFER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DRIANA VILLAFAÑA DE JESU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SAHEL ALEXANDER CASTILLO RAMIREZ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EZEQUIEL PATROCINO ABREU</text:p>
          </table:table-cell>
          <table:table-cell office:value-type="string" table:style-name="ce1">
            <text:p>SUPERVISOR DE MANTENIMIEN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O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DELKA ANTONIA JORGE RAMOS</text:p>
          </table:table-cell>
          <table:table-cell office:value-type="string" table:style-name="ce1">
            <text:p>CONSERJE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LUCIA CONTRERAS RODRIGUEZ</text:p>
          </table:table-cell>
          <table:table-cell office:value-type="string" table:style-name="ce1">
            <text:p>ANALISTA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RNA MABEL VERAS CARVAJAL</text:p>
          </table:table-cell>
          <table:table-cell office:value-type="string" table:style-name="ce1">
            <text:p>ENC. DE LA DIVISION FINANCIE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ZABETH DARREL PEREZ</text:p>
          </table:table-cell>
          <table:table-cell office:value-type="string" table:style-name="ce1">
            <text:p>CONTADOR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AFAEL AUGUSTO ARISTY FLORES</text:p>
          </table:table-cell>
          <table:table-cell office:value-type="string" table:style-name="ce1">
            <text:p>ENC. DIVISION ADMINISTRATIVA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TEMPORERO</text:p>
          </table:table-cell>
          <table:table-cell office:value-type="float" office:value="118600" table:style-name="ce1">
            <text:p>1186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LISELDI CORINA RODRIGUEZ MARTINEZ</text:p>
          </table:table-cell>
          <table:table-cell office:value-type="string" table:style-name="ce1">
            <text:p>ENC. DE LA SECCION DE PRESUPUESTO</text:p>
          </table:table-cell>
          <table:table-cell office:value-type="string" table:style-name="ce1">
            <text:p>DIR. ADMINISTRATIVA Y FINANCIERA</text:p>
          </table:table-cell>
          <table:table-cell office:value-type="string" table:style-name="ce1">
            <text:p>DESIGNADA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N LOUIS RAMIREZ RISK</text:p>
          </table:table-cell>
          <table:table-cell office:value-type="string" table:style-name="ce1">
            <text:p>DIRECTOR TECNICO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LIBRE NOMBRAMIENTO Y REMOCION</text:p>
          </table:table-cell>
          <table:table-cell office:value-type="float" office:value="189000" table:style-name="ce1">
            <text:p>189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ONI SHARINA FELIZ MATOS</text:p>
          </table:table-cell>
          <table:table-cell office:value-type="string" table:style-name="ce1">
            <text:p>ASISTENTE ADMINISTRATIVA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OMINGO ANTONIO BURGOS VILORIA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O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Z DELINA ALCANTARA AQUINO</text:p>
          </table:table-cell>
          <table:table-cell office:value-type="string" table:style-name="ce1">
            <text:p>ENC. DEL DEPARTAMENTO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MELA MERCEDES ABREU TORIBIO</text:p>
          </table:table-cell>
          <table:table-cell office:value-type="string" table:style-name="ce1">
            <text:p>ANALISTA DE MITIG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TEMPORER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FELIA MILAGROS CASTRO MORA</text:p>
          </table:table-cell>
          <table:table-cell office:value-type="string" table:style-name="ce1">
            <text:p>ASESOR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BIA ROSALIA DUVAL MARMOLEJOS</text:p>
          </table:table-cell>
          <table:table-cell office:value-type="string" table:style-name="ce1">
            <text:p>ENC. DEL DEPARTAMENTO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130000" table:style-name="ce1">
            <text:p>13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SSIEL ESTEFANIA CAIRO CASTILLO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DESIGNAD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INA SAMANTA MATEO ABREU</text:p>
          </table:table-cell>
          <table:table-cell office:value-type="string" table:style-name="ce1">
            <text:p>ANALISTA DE ADAPTACION</text:p>
          </table:table-cell>
          <table:table-cell office:value-type="string" table:style-name="ce1">
            <text:p>DIRECCION TECNICA</text:p>
          </table:table-cell>
          <table:table-cell office:value-type="string" table:style-name="ce1">
            <text:p>TEMPORER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STEFANY MARLENE DE LEON GUZMAN</text:p>
          </table:table-cell>
          <table:table-cell office:value-type="string" table:style-name="ce1">
            <text:p>ANALISTA DE COMUNICACIONES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BETH ANABEL ARIAS RAVELO</text:p>
          </table:table-cell>
          <table:table-cell office:value-type="string" table:style-name="ce1">
            <text:p>GESTORA DE PROTOCOL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SANDRO JAVIER PICHARDO ROSARIO</text:p>
          </table:table-cell>
          <table:table-cell office:value-type="string" table:style-name="ce1">
            <text:p>DISEÑADOR GRAFICO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IANA DEL ROSARIO</text:p>
          </table:table-cell>
          <table:table-cell office:value-type="string" table:style-name="ce1">
            <text:p>FOTOGRAF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A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IDY CRISTAL BERAS MEDINA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A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AN FRANCISCO BENTZ BRITO</text:p>
          </table:table-cell>
          <table:table-cell office:value-type="string" table:style-name="ce1">
            <text:p>PERIODIST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TEMPORERO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EODORO DE JESUS JIMENEZ DURAN</text:p>
          </table:table-cell>
          <table:table-cell office:value-type="string" table:style-name="ce1">
            <text:p>ASESOR DE DESARROLLO E IMPLEMENTACION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20000" table:style-name="ce1">
            <text:p>12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DERICO ALFREDO GRULLON DE LA CRUZ</text:p>
          </table:table-cell>
          <table:table-cell office:value-type="string" table:style-name="ce1">
            <text:p>ASESOR DE TRANSPARENCIA CLIMATICA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150000" table:style-name="ce1">
            <text:p>150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GEL ALBERTO LOPEZ SORIANO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ARDO PANIAGUA ZABALA</text:p>
          </table:table-cell>
          <table:table-cell office:value-type="string" table:style-name="ce1">
            <text:p>SEGURIDAD MILITAR</text:p>
          </table:table-cell>
          <table:table-cell office:value-type="string" table:style-name="ce1">
            <text:p>VICEPRESIDENCIA EJECUTIVA</text:p>
          </table:table-cell>
          <table:table-cell office:value-type="string" table:style-name="ce1">
            <text:p>DESIGNADO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JULIO</text:p>
          </table:table-cell>
          <table:table-cell office:value-type="float" office:value="2023" table:style-name="ce1">
            <text:p>2023</text:p>
          </table:table-cell>
          <table:table-cell table:number-columns-repeated="16377"/>
        </table:table-row>
        <table:table-row table:number-rows-repeated="10454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9E1F2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DEBF7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4C6E7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DD7EE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8EA9DB"/>
    </style:style>
    <style:style style:name="_54_0_37__32_-_32__201_nfasis2" style:display-name="60% - Énfasis2" style:family="table-cell" style:data-style-name="N0">
      <style:table-cell-properties fo:background-color="#F4B084"/>
    </style:style>
    <style:style style:name="_54_0_37__32_-_32__201_nfasis3" style:display-name="60% - Énfasis3" style:family="table-cell" style:data-style-name="N0">
      <style:table-cell-properties fo:background-color="#C9C9C9"/>
    </style:style>
    <style:style style:name="_54_0_37__32_-_32__201_nfasis4" style:display-name="60% - Énfasis4" style:family="table-cell" style:data-style-name="N0">
      <style:table-cell-properties fo:background-color="#FFD966"/>
    </style:style>
    <style:style style:name="_54_0_37__32_-_32__201_nfasis5" style:display-name="60% - Énfasis5" style:family="table-cell" style:data-style-name="N0">
      <style:table-cell-properties fo:background-color="#9BC2E6"/>
    </style:style>
    <style:style style:name="_54_0_37__32_-_32__201_nfasis6" style:display-name="60% - Énfasis6" style:family="table-cell" style:data-style-name="N0">
      <style:table-cell-properties fo:background-color="#A9D08E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472C4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5B9BD5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Juan Pablo De Mola</meta:initial-creator>
    <dc:creator>Juan Pablo De Mola</dc:creator>
    <meta:creation-date>2023-08-04T15:07:26Z</meta:creation-date>
    <dc:date>2023-08-04T15:09:24Z</dc:date>
  </office:meta>
</office:document-meta>
</file>